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97cm" fo:min-width="7.25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66cm" fo:min-width="4.50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7.75cm" svg:height="3.5cm" svg:x="6cm" svg:y="7.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5cm" svg:height="3.25cm" svg:x="10.75cm" svg:y="12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5cm" svg:height="3.25cm" svg:x="2.85cm" svg:y="12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7.875cm" svg:y1="9.75cm" svg:x2="12.25cm" svg:y2="14cm" draw:start-shape="id1" draw:start-glue-point="2" draw:end-shape="id2" draw:end-glue-point="0" svg:d="M7875 9750v2125h4375v2125" svg:viewBox="0 0 4376 4251">
          <text:p/>
        </draw:connector>
        <draw:connector draw:style-name="gr3" draw:text-style-name="P2" draw:layer="layout" svg:x1="7.875cm" svg:y1="9.75cm" svg:x2="5.25cm" svg:y2="14cm" draw:start-shape="id1" draw:start-glue-point="2" draw:end-shape="id3" draw:end-glue-point="0" svg:d="M7875 9750v2125h-2625v2125" svg:viewBox="0 0 2626 4251">
          <text:p/>
        </draw:connector>
        <draw:frame draw:style-name="gr4" draw:text-style-name="P4" xml:id="id1" draw:id="id1" draw:layer="layout" svg:width="2.25cm" svg:height="1cm" svg:x="6.75cm" svg:y="8.75cm">
          <draw:text-box>
            <text:p text:style-name="P3"><text:span text:style-name="T1">publication</text:span></text:p>
          </draw:text-box>
        </draw:frame>
        <draw:frame draw:style-name="gr4" draw:text-style-name="P4" xml:id="id3" draw:id="id3" draw:layer="layout" svg:width="2.5cm" svg:height="1cm" svg:x="4cm" svg:y="14cm">
          <draw:text-box>
            <text:p text:style-name="P3"><text:span text:style-name="T1">subscription</text:span></text:p>
          </draw:text-box>
        </draw:frame>
        <draw:frame draw:style-name="gr4" draw:text-style-name="P4" xml:id="id2" draw:id="id2" draw:layer="layout" svg:width="2.5cm" svg:height="1cm" svg:x="11cm" svg:y="14cm">
          <draw:text-box>
            <text:p text:style-name="P3"><text:span text:style-name="T1">subscription</text:span></text:p>
          </draw:text-box>
        </draw:frame>
        <draw:frame draw:style-name="gr4" draw:text-style-name="P4" xml:id="id4" draw:id="id4" draw:layer="layout" svg:width="2.25cm" svg:height="1cm" svg:x="10.25cm" svg:y="8.5cm">
          <draw:text-box>
            <text:p text:style-name="P3"><text:span text:style-name="T1">publication</text:span></text:p>
          </draw:text-box>
        </draw:frame>
        <draw:connector draw:style-name="gr3" draw:text-style-name="P2" draw:layer="layout" svg:x1="11.375cm" svg:y1="9.5cm" svg:x2="13.5cm" svg:y2="14.5cm" draw:start-shape="id4" draw:start-glue-point="2" draw:end-shape="id2" draw:end-glue-point="1" svg:d="M11375 9500v2250h2625v2750h-500" svg:viewBox="0 0 2626 5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0T09:42:28.844000000</meta:creation-date>
    <dc:date>2021-08-30T10:16:39.299000000</dc:date>
    <meta:editing-duration>PT3M49S</meta:editing-duration>
    <meta:editing-cycles>1</meta:editing-cycles>
    <meta:document-statistic meta:object-count="10"/>
    <meta:generator>LibreOffice/7.2.0.4$Windows_X86_64 LibreOffice_project/9a9c6381e3f7a62afc1329bd359cc48accb6435b</meta:generator>
  </office:meta>
</office:document-meta>
</file>